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398cm" style:rel-column-width="3060*"/>
    </style:style>
    <style:style style:name="Tabelle1.B" style:family="table-column">
      <style:table-column-properties style:column-width="2.884cm" style:rel-column-width="1635*"/>
    </style:style>
    <style:style style:name="Tabelle1.C" style:family="table-column">
      <style:table-column-properties style:column-width="8.717cm" style:rel-column-width="494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position="0% 100%"/>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T1" style:family="text">
      <style:text-properties style:text-position="super 58%"/>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ürfe</text:p>
      <text:p text:style-name="P2"/>
      <text:p text:style-name="P3">Fertigkeitsprobe:</text:p>
      <text:p text:style-name="P3">3 W20, wobei man jeweils unter die Werte der drei bei der Fähigkeit angegebenen Attribute kommen muss. Die Fertigkeitsränge dürfen zum Ausgleichen benutzt werden. Durch die Situation kann ein zusätzlicher Wert gewährt werden können, wobei negative Werte ausgeglichen werden müssen. Alle nicht verbrauchten Punkte und die Summe aller Punkte die man unterhalb ihrer Schwelle liegen(dürfen nicht zum Ausgleich benutzt werden), können für vergleichende oder bewertete Proben verwendet werden. Diese Punkte können nicht den Fertigkeitsrang der Figur übersteigen.</text:p>
      <text:p text:style-name="P4">Fertigkeiten</text:p>
      <text:p text:style-name="P2"/>
      <text:p text:style-name="P3">Standard:</text:p>
      <text:p text:style-name="P3">Suchen</text:p>
      <text:p text:style-name="P3">Sehen</text:p>
      <text:p text:style-name="P3">Hören</text:p>
      <text:p text:style-name="P3">Leise bewegen</text:p>
      <text:p text:style-name="P3">Verstecken</text:p>
      <text:p text:style-name="P3"/>
      <text:p text:style-name="P3"/>
      <text:p text:style-name="P3">Soziales:</text:p>
      <text:p text:style-name="P3">Überreden</text:p>
      <text:p text:style-name="P3">Einschüchtern</text:p>
      <text:p text:style-name="P3">Lügen</text:p>
      <text:p text:style-name="P3">Verführen</text:p>
      <text:p text:style-name="P3">Beruhigen</text:p>
      <text:p text:style-name="P3">Feilschen</text:p>
      <text:p text:style-name="P3">Menschenkenntniss</text:p>
      <text:p text:style-name="P3"/>
      <text:p text:style-name="P3">Handwerk:</text:p>
      <text:p text:style-name="P3">Tischlern</text:p>
      <text:p text:style-name="P3">Streinmetz</text:p>
      <text:p text:style-name="P3">Waffenschmied</text:p>
      <text:p text:style-name="P3">Rüstungsschmied</text:p>
      <text:p text:style-name="P3">generelles Schmieden</text:p>
      <text:p text:style-name="P3">Alchemie</text:p>
      <text:p text:style-name="P3">Chirurgie</text:p>
      <text:p text:style-name="P3"/>
      <text:p text:style-name="P3">Wissen:</text:p>
      <text:p text:style-name="P3">Lesen&amp;Schreiben</text:p>
      <text:p text:style-name="P3">Sprachen</text:p>
      <text:p text:style-name="P3"/>
      <text:p text:style-name="P3"/>
      <text:p text:style-name="P3">Waffen:</text:p>
      <text:p text:style-name="P4">Kosten</text:p>
      <text:p text:style-name="Standard">Kosten für Attribute</text:p>
      <text:p text:style-name="Standard"/>
      <text:p text:style-name="Standard"/>
      <text:p text:style-name="Standard">Kosten für Fertigkeiten:</text:p>
      <text:p text:style-name="Standard">Neulernen: X?</text:p>
      <text:p text:style-name="Standard">Erhöhen einer Fertigkeit: Anzahl der Fertigkeitsränge * Kategoriemodifikator</text:p>
      <text:p text:style-name="Standard"><text:span text:style-name="T1"/></text:p>
      <text:p text:style-name="P1">Ohne Modifikator werden 190+X Punkte zum Ausmaxen benötigt.</text:p>
      <text:p text:style-name="Standard"><text:span text:style-name="T1"/></text:p>
      <text:p text:style-name="P1">Tabelle zu den Kategoriemodifikator</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Kategorien</text:p>
          </table:table-cell>
          <table:table-cell table:style-name="Tabelle1.A1" office:value-type="string">
            <text:p text:style-name="Table_20_Contents">Multiplikator</text:p>
          </table:table-cell>
          <table:table-cell table:style-name="Tabelle1.C1" office:value-type="string">
            <text:p text:style-name="Table_20_Contents">MaxPunkte</text:p>
          </table:table-cell>
        </table:table-row>
        <table:table-row>
          <table:table-cell table:style-name="Tabelle1.A2" office:value-type="string">
            <text:p text:style-name="Table_20_Contents">Standard und Soziales</text:p>
          </table:table-cell>
          <table:table-cell table:style-name="Tabelle1.B2" office:value-type="float" office:value="2">
            <text:p text:style-name="Table_20_Contents">2</text:p>
          </table:table-cell>
          <table:table-cell table:style-name="Tabelle1.C2" office:value-type="string">
            <text:p text:style-name="Table_20_Contents"/>
          </table:table-cell>
        </table:table-row>
        <table:table-row>
          <table:table-cell table:style-name="Tabelle1.A2" office:value-type="string">
            <text:p text:style-name="Table_20_Contents">Handwerk + Wissen</text:p>
          </table:table-cell>
          <table:table-cell table:style-name="Tabelle1.B2" office:value-type="float" office:value="3">
            <text:p text:style-name="Table_20_Contents">3</text:p>
          </table:table-cell>
          <table:table-cell table:style-name="Tabelle1.C2" office:value-type="string">
            <text:p text:style-name="Table_20_Contents"/>
          </table:table-cell>
        </table:table-row>
        <table:table-row>
          <table:table-cell table:style-name="Tabelle1.A2" office:value-type="string">
            <text:p text:style-name="Table_20_Contents">Waffen</text:p>
          </table:table-cell>
          <table:table-cell table:style-name="Tabelle1.B2" office:value-type="float" office:value="4">
            <text:p text:style-name="Table_20_Contents">4</text:p>
          </table:table-cell>
          <table:table-cell table:style-name="Tabelle1.C2" office:value-type="string">
            <text:p text:style-name="Table_20_Contents"/>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M27S</meta:editing-duration>
    <meta:editing-cycles>18</meta:editing-cycles>
    <meta:generator>OpenOffice/4.1.1$Win32 OpenOffice.org_project/411m6$Build-9775</meta:generator>
    <dc:date>2015-04-15T19:50:04.69</dc:date>
    <dc:creator>Jordan Eichner</dc:creator>
    <meta:document-statistic meta:table-count="1" meta:image-count="0" meta:object-count="0" meta:page-count="3" meta:paragraph-count="46" meta:word-count="150" meta:character-count="1161"/>
    <meta:user-defined meta:name="Info 1"/>
    <meta:user-defined meta:name="Info 2"/>
    <meta:user-defined meta:name="Info 3"/>
    <meta:user-defined meta:name="Info 4"/>
  </office:meta>
</office:document-meta>
</file>